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style:text-position="super 58%" fo:font-weight="normal" style:font-weight-asian="normal" style:font-weight-complex="normal"/>
    </style:style>
    <style:style style:name="T42" style:family="text">
      <style:text-properties officeooo:rsid="00ddb14a"/>
    </style:style>
    <style:style style:name="T43" style:family="text">
      <style:text-properties officeooo:rsid="00e6c0cb"/>
    </style:style>
    <style:style style:name="T44" style:family="text">
      <style:text-properties officeooo:rsid="00e9002e"/>
    </style:style>
    <style:style style:name="T45" style:family="text">
      <style:text-properties officeooo:rsid="00f40956"/>
    </style:style>
    <style:style style:name="T46" style:family="text">
      <style:text-properties officeooo:rsid="00fbd10d"/>
    </style:style>
    <style:style style:name="T47" style:family="text">
      <style:text-properties officeooo:rsid="01047184"/>
    </style:style>
    <style:style style:name="T48" style:family="text">
      <style:text-properties officeooo:rsid="01072dc4"/>
    </style:style>
    <style:style style:name="T49" style:family="text">
      <style:text-properties fo:font-weight="bold" style:font-weight-asian="bold" style:font-weight-complex="bold"/>
    </style:style>
    <style:style style:name="T50" style:family="text">
      <style:text-properties officeooo:rsid="010d5a79"/>
    </style:style>
    <style:style style:name="T51" style:family="text">
      <style:text-properties officeooo:rsid="011cd278"/>
    </style:style>
    <style:style style:name="T52" style:family="text">
      <style:text-properties officeooo:rsid="0121833b"/>
    </style:style>
    <style:style style:name="T53"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9">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1">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42">I took a rapid test w/ negative result. Cait said I should go to the party alone, but it didn’t sit well when I said okay… with either of us. We decided we would eat lasagna and drink champagne. She was feeling down.</text:span></text:p>
      <text:p text:style-name="P18"><text:s text:c="3"/><text:span text:style-name="T42">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9"/>
      <text:p text:style-name="P169"/>
      <text:p text:style-name="P169"/>
      <text:p text:style-name="P169"/>
      <text:p text:style-name="P169"/>
      <text:p text:style-name="P16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4">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5">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40">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6">this morning, but, at 7:40, I did. I fed them, made coffee, played Wordle (PROXY in six,) and worked until about 2:30 with some PCB and plate work mixed in. Cait didn’t have to go to work after all, so she </text:span><text:soft-page-break/><text:span text:style-name="T46">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39">Apples to Apples</text:span><text:span text:style-name="T2">, smoked some weed and then upgraded to </text:span><text:span text:style-name="T39">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7">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8">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8">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8">But, I saw Kevin driving toward me. He had forgotten he was supposed to play Whistle Hop. I felt a little uneasy down there knowing Sunny and Cait were hanging out and knowing no drums would be </text:span><text:soft-page-break/><text:span text:style-name="T48">tracked, so I said, “I’m gonna take the night off, guys. You got this.”</text:span></text:p>
      <text:p text:style-name="P35"><text:s text:c="3"/><text:span text:style-name="T48">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9">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50">did to feed the dogs, I noticed Cait was online, so I told her I love her. We talked through some things and I fell back asleep.</text:span></text:p>
      <text:p text:style-name="P37"><text:s text:c="3"/><text:span text:style-name="T50">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40">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51">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52">for a delicious lunch. We went and bought some flip-flops after that and had a little sit on the beach, saw some really cool rainbows.</text:span></text:p>
      <text:p text:style-name="P43"><text:s text:c="3"/><text:span text:style-name="T52">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3">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161"><text:span text:style-name="T36"><text:s text:c="3"/>We beat an undefeated team and then went to the Pump before reading poetry w/ Casey at Cait’s.</text:span></text:p>
      <text:p text:style-name="P161"><text:span text:style-name="T36"/></text:p>
      <text:p text:style-name="P162">III.III</text:p>
      <text:p text:style-name="P162"><text:span text:style-name="T2"/></text:p>
      <text:p text:style-name="P162"><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63"><text:soft-page-break/>III.IV</text:p>
      <text:p text:style-name="P163"><text:span text:style-name="T2"/></text:p>
      <text:p text:style-name="P164"><text:span text:style-name="T2">Walked up to Drop of Sun, took my COVID test, chatted w/ SJ, set up my drums, worked on a song w/ Kev &amp; Lucy, had lunch from the sandwich shop, tracked three songs, spaced out at the Brew Pump, got picked up by Cait, hung w/ Chuck at her house and eventually went to bed.</text:span></text:p>
      <text:p text:style-name="P164"><text:span text:style-name="T2"/></text:p>
      <text:p text:style-name="P163">III.V</text:p>
      <text:p text:style-name="P164"><text:span text:style-name="T2"/></text:p>
      <text:p text:style-name="P164"><text:span text:style-name="T2">Got up, walked to the market for a burrito, worked on a song of Hunter’s, tracked it, two more songs, walked home and watched Space Ghost.</text:span></text:p>
      <text:p text:style-name="P164"><text:span text:style-name="T2"/></text:p>
      <text:p text:style-name="P163">III.VI</text:p>
      <text:p text:style-name="P164"><text:span text:style-name="T2"/></text:p>
      <text:p text:style-name="P164"><text:span text:style-name="T2">I was very tired and cranky. I eventually walked up to the Pump, but did not want to be joined by Sunny. I had two beers w/ Cait and then went out to Fox’s house for her bday w/ Kev, Alyse, Jason, Dulci, Ben, August, Galen, Rachel, Allison, Melissa, Charlie, Alex, Ryan, Fox and Darwin.</text:span></text:p>
      <text:p text:style-name="P164"><text:span text:style-name="T2"><text:s text:c="3"/>We went to the Malvern with Ry and ran into Wende and Barbie. I got very full on burger/fries and passed out quickly.</text:span></text:p>
      <text:p text:style-name="P164"><text:span text:style-name="T2"/></text:p>
      <text:p text:style-name="P163">III.VII</text:p>
      <text:p text:style-name="P163"><text:span text:style-name="T2"/></text:p>
      <text:p text:style-name="P164"><text:span text:style-name="T2">Walked to Izzy’s and home, napped, found work, drank more coffee and wrote in my journal.</text:span></text:p>
      <text:p text:style-name="P164"><text:span text:style-name="T2"/></text:p>
      <text:p text:style-name="P165"><text:span text:style-name="T2">. . .</text:span></text:p>
      <text:p text:style-name="P164"><text:span text:style-name="T2"/></text:p>
      <text:p text:style-name="P164"><text:soft-page-break/><text:span text:style-name="T2">I worked until 6 or 7, watched an episode of Space Ghost and then two episodes of Home Movies. I found more work but decided to cancel it and fell asleep around 1.</text:span></text:p>
      <text:p text:style-name="P164"><text:span text:style-name="T2"/></text:p>
      <text:p text:style-name="P166">III.VIII</text:p>
      <text:p text:style-name="P166"><text:span text:style-name="T2"/></text:p>
      <text:p text:style-name="P166"><text:span text:style-name="T2">It was too cold to wake up, so I fed the </text:span><text:span text:style-name="T38">dogs and went back to bed til 11. I played Wordle (SWEET in 6,) made coffee, found work and wrote in my journal.</text:span></text:p>
      <text:p text:style-name="P166"><text:span text:style-name="T38"/></text:p>
      <text:p text:style-name="P167"><text:span text:style-name="T38">. . .</text:span></text:p>
      <text:p text:style-name="P166"><text:span text:style-name="T38"/></text:p>
      <text:p text:style-name="P168"><text:span text:style-name="T2">I was having minor panic attacks and never did any work. I went to see Cait around three, and her mood was similar. We just weren’t sure what to do with ourselves. We talked about walking, but it started to rain, so we drove to the Brew Pump.</text:span></text:p>
      <text:p text:style-name="P168"><text:span text:style-name="T2"><text:s text:c="3"/>Sunny and Will were there, which made me anxious again. We kinda just drank a lot, went back to Cait’s, made lentil soup and watched Gilded Age.</text:span></text:p>
      <text:p text:style-name="P168"><text:span text:style-name="T2"/></text:p>
      <text:p text:style-name="P168">III.VIX</text:p>
      <text:p text:style-name="P168"><text:span text:style-name="T2"/></text:p>
      <text:p text:style-name="P168"><text:span text:style-name="T2">Woke and made coffee. Cait remembered</text:span></text:p>
      <text:p text:style-name="P157"><text:span text:style-name="T2"/></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20:24:01.471913546</dc:date>
    <meta:editing-duration>P7DT51M28S</meta:editing-duration>
    <meta:editing-cycles>224</meta:editing-cycles>
    <meta:generator>LibreOffice/7.3.7.2$Linux_X86_64 LibreOffice_project/30$Build-2</meta:generator>
    <meta:print-date>2024-07-07T17:40:57.703901491</meta:print-date>
    <meta:document-statistic meta:table-count="0" meta:image-count="0" meta:object-count="0" meta:page-count="51" meta:paragraph-count="368" meta:word-count="10968" meta:character-count="56602" meta:non-whitespace-character-count="45676"/>
  </office:meta>
</office:document-meta>
</file>